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cm" fo:border="none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2">Corrigé Cas Peyraube </text:span></text:p>
      <text:p text:style-name="P2"/>
      <text:p text:style-name="P2"/>
      <text:p text:style-name="P3"><text:s text:c="3"/><text:span text:style-name="T1">Compte de résultat </text:span></text:p>
      <text:p text:style-name="P4"/>
      <text:p text:style-name="P4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5">Charges 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>Produits</text:p>
          </table:table-cell>
          <table:table-cell table:style-name="Tableau1.D1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<text:s/>Achats </text:p>
            <text:p text:style-name="P5"><text:s/>Variation stock de matières premieres (1)</text:p>
            <text:p text:style-name="P5"><text:s/>Variation stock de marchandises (2)</text:p>
            <text:p text:style-name="P5">Autres charges externes</text:p>
            <text:p text:style-name="P5">Impots et taxes</text:p>
            <text:p text:style-name="P5">Charges financières</text:p>
            <text:p text:style-name="P5"/>
            <text:p text:style-name="P5"/>
            <text:p text:style-name="P5">Total des charges </text:p>
            <text:p text:style-name="P5"/>
            <text:p text:style-name="P5">Résultat ( Bénéfice )</text:p>
            <text:p text:style-name="P5"/>
            <text:p text:style-name="P5"/>
            <text:p text:style-name="P5"><text:s/>Total </text:p>
          </table:table-cell>
          <table:table-cell table:style-name="Tableau1.B2" office:value-type="string">
            <text:p text:style-name="P6">156 019</text:p>
            <text:p text:style-name="P6">+ 3 000</text:p>
            <text:p text:style-name="P6"/>
            <text:p text:style-name="P6">+9 000</text:p>
            <text:p text:style-name="P6"/>
            <text:p text:style-name="P6">35 977</text:p>
            <text:p text:style-name="P6"><text:s text:c="4"/>556</text:p>
            <text:p text:style-name="P6">14 517</text:p>
            <text:p text:style-name="P6">__________</text:p>
            <text:p text:style-name="P6"/>
            <text:p text:style-name="P6">219 069</text:p>
            <text:p text:style-name="P6"/>
            <text:p text:style-name="P7">99 999</text:p>
            <text:p text:style-name="P6"/>
            <text:p text:style-name="P6"/>
            <text:p text:style-name="P6">319 068</text:p>
          </table:table-cell>
          <table:table-cell table:style-name="Tableau1.A2" office:value-type="string">
            <text:p text:style-name="P5">Ventes </text:p>
            <text:p text:style-name="P5">Production stockée ( 3)</text:p>
            <text:p text:style-name="P5"><text:s/>Autres produits de gestion courante</text:p>
            <text:p text:style-name="P5">Produits financiers</text:p>
            <text:p text:style-name="P5">Produits exceptionnels</text:p>
            <text:p text:style-name="P5"/>
            <text:p text:style-name="P5"/>
            <text:p text:style-name="P5"/>
            <text:p text:style-name="P5"/>
            <text:p text:style-name="P5">Total des produits</text:p>
          </table:table-cell>
          <table:table-cell table:style-name="Tableau1.D2" office:value-type="string">
            <text:p text:style-name="P6">263 126 </text:p>
            <text:p text:style-name="P6">-7 000</text:p>
            <text:p text:style-name="P6"/>
            <text:p text:style-name="P6">58 017 </text:p>
            <text:p text:style-name="P6"><text:s/>1 514</text:p>
            <text:p text:style-name="P6">3 411</text:p>
            <text:p text:style-name="P6"/>
            <text:p text:style-name="P6"/>
            <text:p text:style-name="P6">____________</text:p>
            <text:p text:style-name="P6"/>
            <text:p text:style-name="P6">319 068</text:p>
          </table:table-cell>
        </table:table-row>
      </table:table>
      <text:p text:style-name="P2"><text:s text:c="2"/></text:p>
      <text:p text:style-name="P2"/>
      <text:list xml:id="list4727311525577253529" text:style-name="L1">
        <text:list-item>
          <text:p text:style-name="P9">Stock initial – stock final = 15 000- 12 000</text:p>
        </text:list-item>
      </text:list>
      <text:p text:style-name="P2"/>
      <text:p text:style-name="P2"><text:s text:c="5"/>( 2) stock initial- stock final <text:s/>= 25 000 – 16 000</text:p>
      <text:p text:style-name="P2"/>
      <text:p text:style-name="P2"><text:s text:c="5"/>( 3) stock final- stock initial = <text:s/>20 000 – 27 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E DESCARPENTRIES</meta:initial-creator>
    <meta:creation-date>2020-03-23T10:22:17.49</meta:creation-date>
    <dc:date>2020-11-09T10:55:11.13</dc:date>
    <dc:creator>Martine  Descarpentries</dc:creator>
    <meta:editing-duration>PT24M5S</meta:editing-duration>
    <meta:editing-cycles>3</meta:editing-cycles>
    <meta:generator>OpenOffice/4.1.2$Win32 OpenOffice.org_project/412m3$Build-9782</meta:generator>
    <meta:document-statistic meta:table-count="1" meta:image-count="0" meta:object-count="0" meta:page-count="1" meta:paragraph-count="40" meta:word-count="120" meta:character-count="653"/>
  </office:meta>
</office:document-meta>
</file>